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olumn34" style:family="table-column">
      <style:table-column-properties style:column-width="0.6861in"/>
    </style:style>
    <style:style style:name="TableColumn35" style:family="table-column">
      <style:table-column-properties style:column-width="0.9097in"/>
    </style:style>
    <style:style style:name="TableColumn36" style:family="table-column">
      <style:table-column-properties style:column-width="1.5506in"/>
    </style:style>
    <style:style style:name="TableColumn37" style:family="table-column">
      <style:table-column-properties style:column-width="1.1812in"/>
    </style:style>
    <style:style style:name="TableColumn38" style:family="table-column">
      <style:table-column-properties style:column-width="1.477in"/>
    </style:style>
    <style:style style:name="Table33" style:family="table">
      <style:table-properties style:width="5.8048in" fo:margin-left="0in" table:align="left"/>
    </style:style>
    <style:style style:name="TableRow39" style:family="table-row">
      <style:table-row-properties style:min-row-height="0.2395in"/>
    </style:style>
    <style:style style:name="TableCell4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4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4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4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4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Row50" style:family="table-row">
      <style:table-row-properties style:min-row-height="0.2395in"/>
    </style:style>
    <style:style style:name="TableCell5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text-align="end"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5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5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5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5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Row61" style:family="table-row">
      <style:table-row-properties style:min-row-height="0.2395in"/>
    </style:style>
    <style:style style:name="TableCell6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end"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TableCell6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alibri" style:font-name-asian="Calibri" style:font-name-complex="Calibri" fo:color="#000000"/>
    </style:style>
    <style:style style:name="TableCell6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Calibri" style:font-name-asian="Calibri" style:font-name-complex="Calibri"/>
    </style:style>
    <style:style style:name="TableCell7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line-height="100%"/>
      <style:text-properties style:font-name="Calibri" style:font-name-asian="Calibri" style:font-name-complex="Calibri" fo:color="#000000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Calibri" style:font-name-asian="Calibri" style:font-name-complex="Calibri" fo:color="#000000"/>
    </style:style>
    <style:style style:name="TableCell7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fo:color="#000000" style:letter-kerning="false" style:language-asian="en" style:country-asian="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1" style:family="paragraph">
      <style:text-properties fo:font-weight="bold" style:font-weight-asian="bold" style:font-weight-complex="bold"/>
    </style:style>
    <style:style style:name="P78" style:parent-style-name="Normal" style:list-style-name="LFO2" style:family="paragraph"/>
    <style:style style:name="P79" style:parent-style-name="Normal" style:list-style-name="LFO2" style:family="paragraph"/>
    <style:style style:name="P80" style:parent-style-name="Normal" style:list-style-name="LFO2" style:family="paragraph"/>
    <style:style style:name="P81" style:parent-style-name="Normal" style:list-style-name="LFO2" style:family="paragraph"/>
    <style:style style:name="P82" style:parent-style-name="Normal" style:list-style-name="LFO2" style:family="paragraph"/>
    <style:style style:name="P83" style:parent-style-name="Normal" style:list-style-name="LFO2" style:family="paragraph"/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list-style-name="LFO3" style:family="paragraph"/>
    <style:style style:name="P87" style:parent-style-name="Normal" style:list-style-name="LFO3" style:family="paragraph"/>
    <style:style style:name="P88" style:parent-style-name="Normal" style:list-style-name="LFO3" style:family="paragraph"/>
    <style:style style:name="P89" style:parent-style-name="Normal" style:list-style-name="LFO3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list-style-name="LFO4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4" style:family="paragraph"/>
    <style:style style:name="P96" style:parent-style-name="Normal" style:list-style-name="LFO4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4" style:family="paragraph"/>
    <style:style style:name="P99" style:parent-style-name="Normal" style:list-style-name="LFO4" style:family="paragraph"/>
    <style:style style:name="P100" style:parent-style-name="Normal" style:list-style-name="LFO4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4" style:family="paragraph"/>
    <style:style style:name="P103" style:parent-style-name="Normal" style:list-style-name="LFO4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4" style:family="paragraph"/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5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5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5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5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Banking Operations</text:span></text:p>
      <text:p text:style-name="P3"><text:span text:style-name="T4">Discretionary Debit/Credit - Turbo Zeta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Contents</text:p>
      <text:p text:style-name="P31"/>
      <text:p text:style-name="P32">Version Control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on<text:s/></text:p>
          </table:table-cell>
          <table:table-cell table:style-name="TableCell42">
            <text:p text:style-name="P43">Date <text:s text:c="2"/></text:p>
          </table:table-cell>
          <table:table-cell table:style-name="TableCell44">
            <text:p text:style-name="P45">Summary of Change</text:p>
          </table:table-cell>
          <table:table-cell table:style-name="TableCell46">
            <text:p text:style-name="P47">Created By</text:p>
          </table:table-cell>
          <table:table-cell table:style-name="TableCell48">
            <text:p text:style-name="P49">Approved By</text:p>
          </table:table-cell>
        </table:table-row>
        <table:table-row table:style-name="TableRow50">
          <table:table-cell table:style-name="TableCell51">
            <text:p text:style-name="P52">1</text:p>
          </table:table-cell>
          <table:table-cell table:style-name="TableCell53">
            <text:p text:style-name="P54">13-Mar-2025</text:p>
          </table:table-cell>
          <table:table-cell table:style-name="TableCell55">
            <text:p text:style-name="P56"/>
          </table:table-cell>
          <table:table-cell table:style-name="TableCell57">
            <text:p text:style-name="P58">Neha Archana</text:p>
          </table:table-cell>
          <table:table-cell table:style-name="TableCell59">
            <text:p text:style-name="P60">Umesh Bane</text:p>
          </table:table-cell>
        </table:table-row>
        <table:table-row table:style-name="TableRow61">
          <table:table-cell table:style-name="TableCell62">
            <text:p text:style-name="P63">1.1</text:p>
          </table:table-cell>
          <table:table-cell table:style-name="TableCell64">
            <text:p text:style-name="P65"><text:span text:style-name="T66">10-Jul-2025</text:span></text:p>
          </table:table-cell>
          <table:table-cell table:style-name="TableCell67">
            <text:p text:style-name="P68"><text:span text:style-name="T69">Checker Activity – Transfer to bank ops team</text:span></text:p>
          </table:table-cell>
          <table:table-cell table:style-name="TableCell70">
            <text:p text:style-name="P71">Neha Archana</text:p>
            <text:p text:style-name="P72"><text:span text:style-name="T73">(Zeta)</text:span></text:p>
          </table:table-cell>
          <table:table-cell table:style-name="TableCell74">
            <text:p text:style-name="P75"/>
          </table:table-cell>
        </table:table-row>
      </table:table>
      <text:p text:style-name="Normal"/>
      <text:p text:style-name="P76">Scope &amp; Applicability</text:p>
      <text:list text:style-name="LFO1" text:continue-numbering="true">
        <text:list-item>
          <text:p text:style-name="P77">Scope</text:p>
        </text:list-item>
      </text:list>
      <text:list text:style-name="LFO2" text:continue-numbering="true">
        <text:list-item>
          <text:p text:style-name="P78">Discretionary Debit &amp; Credit</text:p>
          <text:list text:continue-numbering="true">
            <text:list-item>
              <text:p text:style-name="P79">Fee Reversals or Adjustments<text:s/></text:p>
            </text:list-item>
            <text:list-item>
              <text:p text:style-name="P80">Dispute Resolution</text:p>
            </text:list-item>
            <text:list-item>
              <text:p text:style-name="P81">Compensation for Service Issues</text:p>
            </text:list-item>
            <text:list-item>
              <text:p text:style-name="P82">Manual Adjustments in Loan or EMI Payments</text:p>
            </text:list-item>
            <text:list-item>
              <text:p text:style-name="P83">Relationship-Based Adjustments</text:p>
            </text:list-item>
          </text:list>
        </text:list-item>
      </text:list>
      <text:p text:style-name="Normal"><text:line-break/></text:p>
      <text:p text:style-name="P84">Applicability</text:p>
      <text:p text:style-name="Normal">Zeta Banking Ops, HDFC Ops, Zeta Customer Support team, HDFC customer <text:s text:c="7"/>support team, Zeta product, HDFC business. <text:s text:c="6"/></text:p>
      <text:p text:style-name="P85">Assumptions</text:p>
      <text:list text:style-name="LFO3" text:continue-numbering="true">
        <text:list-item>
          <text:p text:style-name="P86">Bank will share request with Zeta to pass debit/credit to respective users.</text:p>
        </text:list-item>
        <text:list-item>
          <text:p text:style-name="P87">Bank will also share the required approvals to pass the entry.</text:p>
        </text:list-item>
        <text:list-item>
          <text:p text:style-name="P88">Zeta<text:s/>Ops will<text:s/>make a request in ops center and<text:s/>HDFC ops will be a checker.</text:p>
        </text:list-item>
        <text:list-item>
          <text:p text:style-name="P89">Standard Operating Procedures (SOPs) will be reviewed and updated periodically.</text:p>
        </text:list-item>
      </text:list>
      <text:p text:style-name="Normal"/>
      <text:p text:style-name="Normal">Dependencies</text:p>
      <text:soft-page-break/>
      <text:p text:style-name="Normal">Bank: Approval from the banks finance/business team on the accounting entries</text:p>
      <text:p text:style-name="Normal">Zeta: Reconciliation reports, Balance Sheets, Customer notifications</text:p>
      <text:p text:style-name="P90">Definitions:</text:p>
      <text:p text:style-name="Normal"><text:span text:style-name="T91">Discretionary debit/credit</text:span><text:s/>refers to transactions that a bank processes at its discretion, rather than as an automatic or system-driven action. These transactions are typically applied in exceptional cases, based on customer requests, internal approvals, or specific banking policies.</text:p>
      <text:p text:style-name="P92">Usage of Discretionary Debit/Credit in Banking</text:p>
      <text:list text:style-name="LFO4" text:continue-numbering="true">
        <text:list-item>
          <text:p text:style-name="P93"><text:span text:style-name="T94">Fee Reversals or Adjustments</text:span></text:p>
          <text:list text:continue-numbering="true">
            <text:list-item>
              <text:p text:style-name="P95">Banks may issue a discretionary credit to refund fees/charges as a goodwill gesture.</text:p>
            </text:list-item>
          </text:list>
        </text:list-item>
        <text:list-item>
          <text:p text:style-name="P96"><text:span text:style-name="T97">Dispute Resolution</text:span></text:p>
          <text:list text:continue-numbering="true">
            <text:list-item>
              <text:p text:style-name="P98">When a customer disputes a transaction, banks may apply a discretionary credit while investigating the issue.</text:p>
            </text:list-item>
            <text:list-item>
              <text:p text:style-name="P99">Example: If a customer reports an unauthorized debit card transaction, the bank may issue a temporary credit until the dispute is resolved.</text:p>
            </text:list-item>
          </text:list>
        </text:list-item>
        <text:list-item>
          <text:p text:style-name="P100"><text:span text:style-name="T101">Compensation for Service Issues</text:span></text:p>
          <text:list text:continue-numbering="true">
            <text:list-item>
              <text:p text:style-name="P102">If a customer faces inconvenience due to a banking error or technical issue, the bank may provide discretionary credit as compensation.</text:p>
            </text:list-item>
          </text:list>
        </text:list-item>
        <text:list-item>
          <text:p text:style-name="P103"><text:span text:style-name="T104">Manual Adjustments in Loan or EMI Payments</text:span></text:p>
          <text:list text:continue-numbering="true">
            <text:list-item>
              <text:p text:style-name="P105">Banks may apply discretionary debits or credits in cases of loan<text:s/></text:p>
            </text:list-item>
          </text:list>
        </text:list-item>
      </text:list>
      <text:p text:style-name="P106">Key Points to Note</text:p>
      <text:list text:style-name="LFO5" text:continue-numbering="true">
        <text:list-item>
          <text:p text:style-name="P107"><text:span text:style-name="T108">Approval Required</text:span>: These adjustments require bank’s approvals, depending on the bank's policies.</text:p>
        </text:list-item>
        <text:list-item>
          <text:p text:style-name="P109"><text:span text:style-name="T110">Temporary vs. Permanent Adjustments</text:span>: Some credits, like dispute-related ones, may be temporary until final resolution.</text:p>
        </text:list-item>
        <text:list-item>
          <text:p text:style-name="P111"><text:span text:style-name="T112">Maker-Checker Process:<text:s/></text:span>All entries will undergo the<text:s/>Zeta Ops Maker-HDFC Bank Ops Checker process before being posted to the customer’s account.</text:p>
        </text:list-item>
        <text:list-item>
          <text:p text:style-name="P113"><text:span text:style-name="T114">Defined reason codes</text:span>: The maker must use specific reason codes to validate and relate the entries before processing.</text:p>
        </text:list-item>
      </text:list>
      <text:p text:style-name="Normal"/>
      <text:p text:style-name="P115"/>
      <text:p text:style-name="P116"/>
      <text:p text:style-name="Normal"><text:span text:style-name="T117">Process to be followed by Zeta ops:</text:span></text:p>
      <text:p text:style-name="Normal">Ops will receive/make bank request to pass debit/credit to customers account via, email mentioning the reason.</text:p>
      <text:p text:style-name="Normal">Zeta Ops will check the details of the customer and the request made by bank and will pass the entries accordingly.</text:p>
      <text:p text:style-name="Normal">The process will follow<text:s/>Zeta Ops Maker-<text:s/>Bank Ops Checker in OPS centre.</text:p>
      <text:p text:style-name="Normal">Once checker approves the entry, confirmation will be sent to the bank for the same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ha Archana</meta:initial-creator>
    <dc:creator>Siddhesh Dhumal</dc:creator>
    <meta:creation-date>2025-03-11T08:24:00Z</meta:creation-date>
    <dc:date>2025-07-11T06:02:00Z</dc:date>
    <meta:template xlink:href="Normal" xlink:type="simple"/>
    <meta:editing-cycles>3</meta:editing-cycles>
    <meta:editing-duration>PT104460S</meta:editing-duration>
    <meta:document-statistic meta:page-count="4" meta:paragraph-count="6" meta:word-count="454" meta:character-count="3037" meta:row-count="21" meta:non-whitespace-character-count="2589"/>
  </office:meta>
</office:document-meta>
</file>